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, <text:s/><text:soft-page-break/>Biblioteconomia, Ciência da Informação, Arquitetura.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Usuário</text:p>
          </table:table-cell>
          <table:table-cell table:style-name="Tabela1.A3" office:value-type="string">
            <text:p text:style-name="P5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Editar Usuário</text:p>
          </table:table-cell>
          <table:table-cell table:style-name="Tabela1.A3" office:value-type="string">
            <text:p text:style-name="P5">Qualquer usuário pode alterar o seu próprio cadastro. 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5">CDU 10</text:p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instituição</text:p>
          </table:table-cell>
          <table:table-cell table:style-name="Tabela1.A3" office:value-type="string">
            <text:p text:style-name="P5">Para excluir uma instituição, o Administrador deve selecionar um outro Administrador para confirmar a operação. Durante a exclusão da instituição mostra-se todos os bens patrimoniais e usuários relacionados com a instituição, pois <text:soft-page-break/>estes também serão excluidos ao excluir a instituição. 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Login no sistema</text:p>
          </table:table-cell>
          <table:table-cell table:style-name="Tabela1.A3" office:value-type="string">
            <text:p text:style-name="P5">Para entrar no sistema, o usuário (administrador, gerente, revisor, catalogador) deve colocar o seu login ou o e-mail cadastrado e sua senha, para entrar em seu nível de acesso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5">CDU 17</text:p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5">CDU 03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5">CDU 18</text:p>
          </table:table-cell>
        </table:table-row>
        <table:table-row table:style-name="Tabela1.1">
          <table:table-cell table:style-name="Tabela1.A3" office:value-type="string">
            <text:p text:style-name="P5">Campos obrigatóri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bem patrimonial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pertencentes a sua instituição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xcluir/editar bem patrimonial</text:p>
          </table:table-cell>
          <table:table-cell table:style-name="Tabela1.A3" office:value-type="string">
            <text:p text:style-name="P5">Durante o processo de catalogação de um bem, o usuário (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<text:soft-page-break/>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Busca para usuário comum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5">CDU 01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Busca com permissões</text:p>
          </table:table-cell>
          <table:table-cell table:style-name="Tabela1.A3" office:value-type="string">
            <text:p text:style-name="P5">Para ter acesso a esse tipo de busca, o usuário <text:s/>(Administrador, Gerente, Revisor, Catalogador) precisa estar logado no sistema. A busca comporta-se de maneira semelhante aquela para o usuário comum, porém para aqueles bens patrimoniais pertecentes a instituição do usuário está disponível a opção de Editar e de Excluir bem patrimonial. </text:p>
          </table:table-cell>
          <table:table-cell table:style-name="Tabela1.C3" office:value-type="string">
            <text:p text:style-name="P5">CDU 02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Usuários Inativos</text:p>
          </table:table-cell>
          <table:table-cell table:style-name="Tabela1.A3" office:value-type="string">
            <text:p text:style-name="P5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usuário comum. Será armazenado o usuário revisor deste ben patrimonial e a data que a revisão foi realizada. <text:soft-page-break/>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Software Livre.</text:p>
            <text:p text:style-name="P7">Formulários de catalogação de fácil preenchimento, com descrição de cada campo e exemplos de como preencher e a utilização de um sistema de Help.</text:p>
            <text:p text:style-name="P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7-06T16:25:44.65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7-06T16:25:44.56</dc:date>
    <meta:print-date>2001-03-15T14:26:00</meta:print-date>
    <meta:editing-cycles>106</meta:editing-cycles>
    <meta:editing-duration>PT583H33M16S</meta:editing-duration>
    <meta:document-statistic meta:table-count="7" meta:image-count="0" meta:object-count="0" meta:page-count="5" meta:paragraph-count="118" meta:word-count="1343" meta:character-count="8665"/>
    <meta:user-defined meta:name="Company">&lt;Company Name&gt;</meta:user-defined>
    <meta:user-defined meta:name="Info 1"/>
    <meta:user-defined meta:name="Info 2"/>
    <meta:user-defined meta:name="Info 3"/>
  </office:meta>
</office:document-meta>
</file>